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Total Bytes</text:p>
          </table:table-cell>
          <table:table-cell table:formula="of:=SUM([.H7:.H81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Terrain Heigh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Terrain Moistnes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Terrain Lav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errain Wate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errain Gree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reen Terrain reduces movement speed, depending on how green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otal Bytes</text:p>
          </table:table-cell>
          <table:table-cell table:formula="of:=[.D7]*[.D8]*[.H4]" office:value-type="float" office:value="1600000000" calcext:value-type="float">
            <text:p>1600000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B</text:p>
          </table:table-cell>
          <table:table-cell table:formula="of:=[.D12]/1024" office:value-type="float" office:value="1562500" calcext:value-type="float">
            <text:p>1562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B</text:p>
          </table:table-cell>
          <table:table-cell table:formula="of:=[.D13]/124" office:value-type="float" office:value="12600.8064516129" calcext:value-type="float">
            <text:p>12600.80645161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B</text:p>
          </table:table-cell>
          <table:table-cell table:formula="of:=[.D14]/1024" office:value-type="float" office:value="12.3054750504032" calcext:value-type="float">
            <text:p>12.305475050403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4T22:50:50.321613521</meta:creation-date>
    <dc:date>2023-03-14T22:57:24.989677337</dc:date>
    <meta:editing-duration>PT6M36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